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paragraph-properties fo:background-color="#eeeeee">
        <style:background-image/>
      </style:paragraph-properties>
    </style:style>
    <style:style style:name="P94" style:family="paragraph" style:parent-style-name="Text_20_body">
      <style:paragraph-properties fo:background-color="#eeeeee">
        <style:background-image/>
      </style:paragraph-properties>
      <style:text-properties fo:language="ru" fo:country="RU"/>
    </style:style>
    <style:style style:name="P95" style:family="paragraph" style:parent-style-name="Text_20_body">
      <style:paragraph-properties fo:text-align="justify" style:justify-single-word="false"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8" style:family="paragraph" style:parent-style-name="Text_20_body">
      <style:paragraph-properties fo:margin-left="0cm" fo:margin-right="0cm" fo:text-align="justify"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fo:color="#800000"/>
    </style:style>
    <style:style style:name="P10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cm" fo:margin-right="0cm" fo:text-align="center" style:justify-single-word="false" fo:text-indent="0cm" style:auto-text-indent="false"/>
    </style:style>
    <style:style style:name="P10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1" style:family="paragraph" style:parent-style-name="Footnote">
      <style:paragraph-properties fo:margin-left="0cm" fo:margin-right="0cm" fo:text-indent="0cm"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3" style:family="paragraph" style:parent-style-name="Heading_20_1">
      <style:paragraph-properties fo:margin-left="0cm" fo:margin-right="0cm" fo:text-align="center" style:justify-single-word="false" fo:text-indent="0.499cm" style:auto-text-indent="false"/>
    </style:style>
    <style:style style:name="P124" style:family="paragraph" style:parent-style-name="Heading_20_1">
      <style:paragraph-properties fo:background-color="#eeeeee">
        <style:background-image/>
      </style:paragraph-properties>
    </style:style>
    <style:style style:name="P125" style:family="paragraph" style:parent-style-name="Heading_20_2">
      <style:text-properties fo:language="en" fo:country="US"/>
    </style:style>
    <style:style style:name="P126" style:family="paragraph" style:parent-style-name="Heading_20_2">
      <style:text-properties fo:language="ru" fo:country="RU"/>
    </style:style>
    <style:style style:name="P127" style:family="paragraph" style:parent-style-name="Heading_20_2">
      <style:paragraph-properties fo:background-color="#eeeeee">
        <style:background-image/>
      </style:paragraph-properties>
    </style:style>
    <style:style style:name="P128" style:family="paragraph" style:parent-style-name="Heading_20_2">
      <style:paragraph-properties fo:background-color="#eeeeee">
        <style:background-image/>
      </style:paragraph-properties>
      <style:text-properties fo:language="ru" fo:country="RU"/>
    </style:style>
    <style:style style:name="P12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1">
      <style:paragraph-properties fo:text-align="justify" style:justify-single-word="false"/>
      <style:text-properties fo:language="ru" fo:country="RU"/>
    </style:style>
    <style:style style:name="P132" style:family="paragraph" style:parent-style-name="Text_20_body" style:list-style-name="L2">
      <style:paragraph-properties fo:text-align="justify" style:justify-single-word="false"/>
      <style:text-properties fo:language="ru" fo:country="RU"/>
    </style:style>
    <style:style style:name="P133" style:family="paragraph" style:parent-style-name="Text_20_body" style:list-style-name="L3">
      <style:text-properties fo:language="ru" fo:country="RU"/>
    </style:style>
    <style:style style:name="P13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490381701689441551" text:style-name="L1">
        <text:list-item>
          <text:p text:style-name="P130">добавить детектив <text:span text:style-name="T1">(реализовано)</text:span>+ магические уроки/трактаты Старсвирла (реализовано)</text:p>
        </text:list-item>
        <text:list-item>
          <text:p text:style-name="P131">Терра несколько раз пытается убить Макса (один раз — в аквапарке). Несколько раз Макса спасает Селестия (даёт приказы Нексусу)</text:p>
        </text:list-item>
        <text:list-item>
          <text:p text:style-name="P131">Книги:</text:p>
        </text:list-item>
      </text:list>
      <text:list xml:id="list1214889250328013776" text:style-name="L2">
        <text:list-item>
          <text:p text:style-name="P132">«Великие грифоны прошлого» - из канона (5<text:span text:style-name="T8">s8e)</text:span></text:p>
        </text:list-item>
        <text:list-item>
          <text:p text:style-name="P132">«Высшие заклинания в повседневном использовании: от песчинки до дворца»</text:p>
        </text:list-item>
        <text:list-item>
          <text:p text:style-name="P134">«Малоизвестные аспекты магии трансформаций»</text:p>
        </text:list-item>
        <text:list-item>
          <text:p text:style-name="P13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2">Дасти Вейфарер «Зебрианская культура, быт и фольклор»</text:p>
        </text:list-item>
        <text:list-item>
          <text:p text:style-name="P132">«Краткая история Эквестрии»</text:p>
        </text:list-item>
        <text:list-item>
          <text:p text:style-name="P132">«Шедевры архитектуры Эквестрии» с разделом о Кантерлотском Королевском Дворце</text:p>
        </text:list-item>
        <text:list-item>
          <text:p text:style-name="P132">«Великие дела и великие чары». Страница 893: …</text:p>
        </text:list-item>
        <text:list-item>
          <text:p text:style-name="P132">«Природа Проклятий» - обмен</text:p>
        </text:list-item>
        <text:list-item>
          <text:p text:style-name="P132">«<text:span text:style-name="T44">Магия для Чайников</text:span>» - обмен</text:p>
        </text:list-item>
        <text:list-item>
          <text:p text:style-name="P132">«Энциклопедия Арканум» - обмен</text:p>
        </text:list-item>
        <text:list-item>
          <text:p text:style-name="P132">«О Гейсах» - обмен</text:p>
        </text:list-item>
        <text:list-item>
          <text:p text:style-name="P132">«<text:span text:style-name="T53">Тайны Тайных Наук</text:span>» - обмен</text:p>
        </text:list-item>
        <text:list-item>
          <text:p text:style-name="P134">«Основы Заклятий» - обмен</text:p>
        </text:list-item>
        <text:list-item>
          <text:p text:style-name="P13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967785414250931748" text:style-name="L3">
        <text:list-item>
          <text:p text:style-name="P13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3">Селестия — переменчивая пони. В одно время не строгая, а в другое может быть такой, что страшно становится</text:p>
        </text:list-item>
        <text:list-item>
          <text:p text:style-name="P133">У Селестии были такие элементы гармонии: Магия, Доброта, Смех. У Луны — Верность, Честность, Щедрость. (ксенофазия)</text:p>
        </text:list-item>
        <text:list-item>
          <text:p text:style-name="P13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3">Около 820-ти лет назад будущий маг Лайтнинг Стар поступил на обучение к наставнику Тииспоту</text:p>
        </text:list-item>
        <text:list-item>
          <text:p text:style-name="P13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3">У Селестии грива и хвост развеваются и переливаются от магического шампуня</text:p>
        </text:list-item>
        <text:list-item>
          <text:p text:style-name="P133">Тело Селестии очень крепкое — может выдержать несколько тонн земли</text:p>
        </text:list-item>
        <text:list-item>
          <text:p text:style-name="P133">Дискорд намного старше принцесс, его магия сильнее ихней на голову</text:p>
        </text:list-item>
        <text:list-item>
          <text:p text:style-name="P133">Луна младше Селестии на 3 года. Сёстрам около 5000 лет. По другим данным, Селестии около 2500 лет (Обмен).</text:p>
        </text:list-item>
        <text:list-item>
          <text:p text:style-name="P133">Принцессы начали войну с Дискордом в возрасте, когда им было около 700 лет — и продолжалась война почти сто лет</text:p>
        </text:list-item>
        <text:list-item>
          <text:p text:style-name="P133">Самый главный враг сестёр и Дискорда — скука</text:p>
        </text:list-item>
        <text:list-item>
          <text:p text:style-name="P133">В Эквестрии на одного жеребца приходится четыре - пять кобыл</text:p>
        </text:list-item>
        <text:list-item>
          <text:p text:style-name="P13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3">Селестия в первые полторы тысячи лет путешествовала — и заварила несколько войн (две — с Эквестрией, в одной была против Луны)</text:p>
        </text:list-item>
        <text:list-item>
          <text:p text:style-name="P133">Настоящий цвет гривы Селестии — клубнично-розовая. Радужный цвет гривы и хвоста поддерживается магией</text:p>
        </text:list-item>
        <text:list-item>
          <text:p text:style-name="P133">Кроме Дискорда, старше сестёр ещё старейшина драконов</text:p>
        </text:list-item>
        <text:list-item>
          <text:p text:style-name="P133">Кэйденс не прожила и 60-ти лет и является низкорожденной</text:p>
        </text:list-item>
        <text:list-item>
          <text:p text:style-name="P13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3">Народ тихо фигел от нововведений и с ещё большим ожесточением продолжал делать по-своему</text:p>
        </text:list-item>
        <text:list-item>
          <text:p text:style-name="P13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3">Когда пони женятся, они обмениваются ножными браслетами</text:p>
        </text:list-item>
        <text:list-item>
          <text:p text:style-name="P133">Светилами, кроме сестёр, могут управлять единороги (группы), Дискорд, Твайлайт и Старсвирл</text:p>
        </text:list-item>
        <text:list-item>
          <text:p text:style-name="P133">Королева Кризалис — правительница Зелёной Долины</text:p>
        </text:list-item>
        <text:list-item>
          <text:p text:style-name="P133">Мать Луны и Селестии — аликорн Лорен. Мать Дискорда — Алиса (пони-человек)</text:p>
        </text:list-item>
        <text:list-item>
          <text:p text:style-name="P13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5" text:outline-level="2">1. Терра</text:h>
      <text:p text:style-name="P21">музыка - кондовая электронная, холодная и отчаянная (Electronics “Disappointed”)</text:p>
      <text:p text:style-name="P10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1">***</text:p>
      <text:p text:style-name="P101"/>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15020364568694184" text:style-name="L4">
        <text:list-item>
          <text:p text:style-name="P13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6"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5"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Гложе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Я решил взять переговоры в свои руки, так как дипломатические таланты пегаски оставляли желать лучшего.</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взглянула на меня и мрачно спросила:</text:p>
      <text:p text:style-name="P45"><text:span text:style-name="T8">– </text:span>Ей ведь нельзя говори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
      <text:p text:style-name="P45"/>
      <text:p text:style-name="P45"><text:span text:style-name="T8">&lt;</text:span><text:span text:style-name="T21">Позже во время путешествия она пожалуется Максу, что ослабела</text:span><text:span text:style-name="T8">&gt;</text:span></text:p>
      <text:p text:style-name="P45"><text:span text:style-name="T8"/></text:p>
      <text:p text:style-name="P141"><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5"/>
      <text:p text:style-name="P40">&lt;<text:span text:style-name="T22">Главы с Максом и Дэш — в стиле «Криминального чтива»</text:span>&gt;</text:p>
      <text:p text:style-name="P45">Исчезновение дневной главы диархии: Эквестрия в панике!</text:p>
      <text:p text:style-name="P45">Шокирующие подробности от молодых понивилльцев проливают свет на возможную причину <text:soft-page-break/>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7">- <text:span text:style-name="T1">Дэш, ты действительно самая крутая! Тебе пришлось пережить даже смерть!</text:span></text:p>
      <text:p text:style-name="P28">- Верно, что ль? Офигеть!</text:p>
      <text:p text:style-name="P37"><text:soft-page-break/></text:p>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text:span><text:soft-page-break/><text:span text:style-name="T4">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text:soft-page-break/>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oft-page-break/><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text:span><text:soft-page-break/><text:span text:style-name="T22">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2">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7"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text:span><text:soft-page-break/><text:span text:style-name="T23">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7"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7"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pan text:style-name="T8">–</text:span> Силк, не волнуйся, если будет опасно, мы сразу же повернём. (И пойдём другой дорогой <text:span text:style-name="T8">—</text:span> додумал я).</text:p>
      <text:p text:style-name="P58"><text:soft-page-break/>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7"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7" text:outline-level="2">В библиотеке замка Селестии</text:h>
      <text:p text:style-name="P93"/>
      <text:p text:style-name="P6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text:span><text:soft-page-break/><text:span text:style-name="T21">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8"/>
      <text:h text:style-name="P127" text:outline-level="2">Понивилль</text:h>
      <text:p text:style-name="P58"/>
      <text:h text:style-name="P127"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oft-page-break/><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text:soft-page-break/>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
      <text:h text:style-name="P127"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oft-page-break/><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7" text:outline-level="2">Сон Макса</text:h>
      <text:p text:style-name="P93"/>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oft-page-break/><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7"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pan text:style-name="T8">–</text:span> А какой у тебя был образ жизни?</text:p>
      <text:p text:style-name="P58"><text:span text:style-name="T8">–</text:span> В основном, <text:span text:style-name="T1">э</text:span>сидячий.</text:p>
      <text:p text:style-name="P58"><text:soft-page-break/><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7" text:outline-level="2">День с Рэйнбоу Дэш</text:h>
      <text:p text:style-name="P58"/>
      <text:p text:style-name="P58">Я подошёл к библиотеке без десяти десять. Вокруг никого не было и я решил зайти в библиотеку 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oft-page-break/><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oft-page-break/><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pan text:style-name="T8">–</text:span> Какой?</text:p>
      <text:p text:style-name="P58"><text:soft-page-break/><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3"/>
      <text:p text:style-name="P93"/>
      <text:p text:style-name="P93"/>
      <text:p text:style-name="P93"/>
      <text:p text:style-name="P58"><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oft-page-break/><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7"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
      <text:h text:style-name="P127"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pan text:style-name="T8">–</text:span> Ну хорошо, а кто вами правит? Аликорн? Драконикус? Какой-нибудь человек с рогом во лбу? Или у <text:soft-page-break/>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7" text:outline-level="2">Поиск решения</text:h>
      <text:p text:style-name="P93"/>
      <text:p text:style-name="P58"><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8"><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21">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8"/>
      <text:h text:style-name="P127"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8">Тяжело дыша, Луна вернулась.</text:p>
      <text:p text:style-name="P62"><text:soft-page-break/></text:p>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8"><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большого города.</text:p>
      <text:p text:style-name="P58">Эпплджек нырнула в проём первая. Флаттершай, прижав к себе ноги и прикрывшись крыльями, <text:soft-page-break/>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7"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7"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text:soft-page-break/>–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 Да ну? – усомнилась Эпплджек. – С каких это пор?</text:p>
      <text:p text:style-name="P58">–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7" text:outline-level="2">Безнадёжность</text:h>
      <text:p text:style-name="P62">&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soft-page-break/>***</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7" text:outline-level="2">След?</text:h>
      <text:p text:style-name="P93"/>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7" text:outline-level="2">Озарение</text:h>
      <text:p text:style-name="P58"/>
      <text:p text:style-name="P58"><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text:soft-page-break/>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1695922888455687287" text:style-name="L5">
        <text:list-header>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42619874" text:continue-numbering="true" text:style-name="L5">
        <text:list-header>
          <text:p text:style-name="P137">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30508" text:continue-numbering="true" text:style-name="L5">
        <text:list-header>
          <text:p text:style-name="P137">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43082" text:continue-numbering="true" text:style-name="L5">
        <text:list-header>
          <text:p text:style-name="P137">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text:soft-page-break/></text:p>
      <text:h text:style-name="P128" text:outline-level="2">Почти.</text:h>
      <text:p text:style-name="P94"/>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8" text:outline-level="2">Дискорд</text:h>
      <text:p text:style-name="P93"/>
      <text:p text:style-name="P94">Девушки поспешно собирались, пока я растолковывал им задачу.</text:p>
      <text:p text:style-name="P9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8">– </text:span>Это тот твой приятель, который разбился с полгода назад? – спросила Эпплджек.</text:p>
      <text:p text:style-name="P94"><text:span text:style-name="T8">– </text:span>Да, это он.</text:p>
      <text:p text:style-name="P94"><text:span text:style-name="T8">– </text:span>А как мы попадём в его квартиру? Там сейчас кто-то живёт? – Флаттершай прыгала на одной ноге, натягивая кед.</text:p>
      <text:p text:style-name="P9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8">– </text:span>Макс, что случилось? У нас проблемы?</text:p>
      <text:p text:style-name="P9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8">– </text:span>Так что, будем ломать дверь? – Эпплджек критически осмотрелась, подмечая бабулек на лавочке и зевак во внутреннем скверике.</text:p>
      <text:p text:style-name="P95"><text:span text:style-name="T8">– </text:span>Нет нужды. Лучше станьте-ка сзади меня так, чтобы заслонить от этих бабулек и от вооон той камеры наблюдения.</text:p>
      <text:list xml:id="list213535979586987302" text:style-name="L6">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5"><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5"><text:span text:style-name="T8">– </text:span>Макс, тут окно разбито! И верёвка какая-то висит. – крикнула Флаттершай из кухни.</text:p>
      <text:p text:style-name="P115"><text:soft-page-break/><text:span text:style-name="T8">–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пробелу, но безрезультатно.</text:p>
      <text:p text:style-name="P115"><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8">–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8">– </text:span>Оп-па! – пробормотала Эпплджек. – Нежданчик!</text:p>
      <text:p text:style-name="P115"><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8">– </text:span>С кем это вы тут разговариваете?</text:p>
      <text:list xml:id="list5595015920511713505"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27" text:outline-level="2">Селестия</text:h>
      <text:p text:style-name="P115"/>
      <text:p text:style-name="P9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text:soft-page-break/>&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22">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8">&gt;</text:span></text:p>
      <text:p text:style-name="P108">– И что? – продолжила его мысль Эпплджек.</text:p>
      <text:p text:style-name="P108">–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4"/>
      <text:h text:style-name="P127"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text:soft-page-break/>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oft-page-break/><text:span text:style-name="T8">–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8">–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text:soft-page-break/></text:p>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376932480230864655" text:style-name="L8">
        <text:list-header>
          <text:p text:style-name="P139">(<text:span text:style-name="T28">Луна — как повелительница снов, слышала разговор Макса с Анакорном</text:span>)</text:p>
          <text:p text:style-name="P140"/>
        </text:list-header>
      </text:list>
      <text:p text:style-name="P105">***</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oft-page-break/><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7"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04T22:45:54.70</dc:date>
    <meta:editing-duration>P80DT11H46M12S</meta:editing-duration>
    <meta:editing-cycles>4440</meta:editing-cycles>
    <meta:generator>OpenOffice/4.1.1$Win32 OpenOffice.org_project/411m6$Build-9775</meta:generator>
    <meta:document-statistic meta:table-count="0" meta:image-count="0" meta:object-count="0" meta:page-count="158" meta:paragraph-count="3236" meta:word-count="76363" meta:character-count="487162"/>
    <dc:creator>макс </dc:creator>
  </office:meta>
</office:document-meta>
</file>